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Endpoint.incrementI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Endpoi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ManagedEndpoint( Internal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Endpoi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Endpoint.getOut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getIn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getOut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Endpoint.incrementOu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Endpoint.getIn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